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stroke="dash" draw:stroke-dash="_32__20_Dots_20_1_20_Dash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.25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9" style:family="graphic" style:parent-style-name="standard">
      <style:graphic-properties draw:stroke="dash" draw:stroke-dash="Fine_20_Dashed_20__28_var_29_" svg:stroke-width="0.1cm" svg:stroke-color="#000000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cm" svg:height="1.2cm" svg:x="9.2cm" svg:y="10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4cm" svg:x="9.1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cm" svg:height="1.8cm" svg:x="8.8cm" svg:y="12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4.05cm" svg:y="10.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4cm" svg:x="13.95cm" svg:y="7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8.85cm" svg:y="10.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4cm" svg:x="18.75cm" svg:y="7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.8cm" svg:y1="9.1cm" svg:x2="9.8cm" svg:y2="10.3cm">
          <text:p/>
        </draw:line>
        <draw:line draw:style-name="gr3" draw:text-style-name="P1" draw:layer="layout" svg:x1="14.65cm" svg:y1="9.05cm" svg:x2="14.65cm" svg:y2="10.25cm">
          <text:p/>
        </draw:line>
        <draw:line draw:style-name="gr3" draw:text-style-name="P1" draw:layer="layout" svg:x1="19.45cm" svg:y1="9.05cm" svg:x2="19.45cm" svg:y2="10.25cm">
          <text:p/>
        </draw:line>
        <draw:line draw:style-name="gr3" draw:text-style-name="P1" draw:layer="layout" svg:x1="9.75cm" svg:y1="11.35cm" svg:x2="9.75cm" svg:y2="12.55cm">
          <text:p/>
        </draw:line>
        <draw:line draw:style-name="gr3" draw:text-style-name="P1" draw:layer="layout" svg:x1="14.65cm" svg:y1="11.35cm" svg:x2="14.65cm" svg:y2="12.55cm">
          <text:p/>
        </draw:line>
        <draw:line draw:style-name="gr3" draw:text-style-name="P1" draw:layer="layout" svg:x1="19.45cm" svg:y1="11.35cm" svg:x2="19.45cm" svg:y2="12.55cm">
          <text:p/>
        </draw:line>
        <draw:custom-shape draw:style-name="gr2" draw:text-style-name="P1" draw:layer="layout" svg:width="1.9cm" svg:height="1.8cm" svg:x="13.649cm" svg:y="12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9cm" svg:height="1.8cm" svg:x="18.499cm" svg:y="12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9cm" svg:height="1.8cm" svg:x="15.949cm" svg:y="12.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9cm" svg:height="1.8cm" svg:x="11.199cm" svg:y="12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10.7cm" svg:y1="13.4cm" svg:x2="11.4cm" svg:y2="13.4cm">
          <text:p/>
        </draw:line>
        <draw:line draw:style-name="gr3" draw:text-style-name="P1" draw:layer="layout" svg:x1="15.2cm" svg:y1="11.4cm" svg:x2="16.4cm" svg:y2="12.8cm">
          <text:p/>
        </draw:line>
        <draw:line draw:style-name="gr4" draw:text-style-name="P1" draw:layer="layout" svg:x1="6.4cm" svg:y1="12.2cm" svg:x2="21.4cm" svg:y2="12.2cm">
          <text:p/>
        </draw:line>
        <draw:line draw:style-name="gr4" draw:text-style-name="P1" draw:layer="layout" svg:x1="6.3cm" svg:y1="9.8cm" svg:x2="21.4cm" svg:y2="9.8cm">
          <text:p/>
        </draw:line>
        <draw:line draw:style-name="gr4" draw:text-style-name="P1" draw:layer="layout" svg:x1="6.2cm" svg:y1="7.2cm" svg:x2="21.2cm" svg:y2="7.2cm">
          <text:p/>
        </draw:line>
        <draw:frame draw:style-name="gr5" draw:text-style-name="P2" draw:layer="layout" svg:width="1.7cm" svg:height="1.5cm" svg:x="6.5cm" svg:y="12.8cm">
          <draw:text-box>
            <text:p text:style-name="P2"><text:span text:style-name="T1">BE</text:span></text:p>
          </draw:text-box>
        </draw:frame>
        <draw:frame draw:style-name="gr5" draw:text-style-name="P2" draw:layer="layout" svg:width="1.7cm" svg:height="1.5cm" svg:x="6.5cm" svg:y="10.5cm">
          <draw:text-box>
            <text:p text:style-name="P2"><text:span text:style-name="T1">FE</text:span></text:p>
          </draw:text-box>
        </draw:frame>
        <draw:frame draw:style-name="gr5" draw:text-style-name="P2" draw:layer="layout" svg:width="1.7cm" svg:height="1.5cm" svg:x="6.5cm" svg:y="7.9cm">
          <draw:text-box>
            <text:p text:style-name="P2"><text:span text:style-name="T1">UX</text:span></text:p>
          </draw:text-box>
        </draw:frame>
        <draw:frame draw:style-name="gr6" draw:text-style-name="P3" draw:layer="layout" svg:width="6.1cm" svg:height="1.038cm" svg:x="12.3cm" svg:y="5.262cm">
          <draw:text-box>
            <text:p text:style-name="P3"><text:span text:style-name="T2">Digital Journey</text:span></text:p>
          </draw:text-box>
        </draw:frame>
        <draw:line draw:style-name="gr7" draw:text-style-name="P1" draw:layer="layout" svg:x1="10.5cm" svg:y1="10.9cm" svg:x2="14.2cm" svg:y2="10.9cm">
          <text:p/>
        </draw:line>
        <draw:line draw:style-name="gr7" draw:text-style-name="P1" draw:layer="layout" svg:x1="15.3cm" svg:y1="10.9cm" svg:x2="18.9cm" svg:y2="10.9cm">
          <text:p/>
        </draw:line>
        <draw:custom-shape draw:style-name="gr8" draw:text-style-name="P1" draw:layer="layout" svg:width="13.3cm" svg:height="4.4cm" svg:x="8.7cm" svg:y="5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4cm" svg:height="1.4cm" svg:x="6.6cm" svg:y="5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" draw:text-style-name="P1" draw:layer="layout" svg:width="5.5cm" svg:height="3.4cm" svg:x="8.1cm" svg:y="1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3" draw:layer="layout" svg:width="4.9cm" svg:height="1.825cm" svg:x="8.6cm" svg:y="14.1cm">
          <draw:text-box>
            <text:p text:style-name="P3"><text:span text:style-name="T2">Component /</text:span></text:p>
            <text:p text:style-name="P3"><text:span text:style-name="T2">Servi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io Palminio</meta:initial-creator>
    <meta:creation-date>2016-08-22T12:24:57</meta:creation-date>
    <dc:date>2016-08-22T13:04:59</dc:date>
    <dc:creator>Dario Palminio</dc:creator>
    <meta:editing-duration>PT8M21S</meta:editing-duration>
    <meta:editing-cycles>1</meta:editing-cycles>
    <meta:generator>LibreOffice/3.5$Linux_X86_64 LibreOffice_project/350m1$Build-2</meta:generator>
    <meta:document-statistic meta:object-count="32"/>
  </office:meta>
</office:document-meta>
</file>